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148BDCE8559.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Standard">
      <style:text-properties officeooo:paragraph-rsid="000a6a31"/>
    </style:style>
    <style:style style:name="P7" style:family="paragraph" style:parent-style-name="Standard">
      <style:paragraph-properties fo:text-align="center" style:justify-single-word="false"/>
      <style:text-properties officeooo:paragraph-rsid="001f41fa"/>
    </style:style>
    <style:style style:name="P8" style:family="paragraph" style:parent-style-name="Footer">
      <style:text-properties officeooo:rsid="00042183" officeooo:paragraph-rsid="001f41fa"/>
    </style:style>
    <style:style style:name="P9" style:family="paragraph" style:parent-style-name="Text_20_body">
      <style:text-properties officeooo:paragraph-rsid="0009d8a6"/>
    </style:style>
    <style:style style:name="P10" style:family="paragraph" style:parent-style-name="Text_20_body">
      <style:text-properties officeooo:rsid="000a8aef" officeooo:paragraph-rsid="000a8aef"/>
    </style:style>
    <style:style style:name="P11" style:family="paragraph" style:parent-style-name="Text_20_body">
      <style:text-properties officeooo:rsid="000a8aef" officeooo:paragraph-rsid="00106787"/>
    </style:style>
    <style:style style:name="P12" style:family="paragraph" style:parent-style-name="Text_20_body">
      <style:text-properties officeooo:rsid="000bb2ab" officeooo:paragraph-rsid="00141d1e"/>
    </style:style>
    <style:style style:name="P13" style:family="paragraph" style:parent-style-name="Text_20_body">
      <style:text-properties officeooo:rsid="000bb2ab" officeooo:paragraph-rsid="00146285"/>
    </style:style>
    <style:style style:name="P14" style:family="paragraph" style:parent-style-name="Text_20_body">
      <style:text-properties officeooo:rsid="00106787" officeooo:paragraph-rsid="00106787"/>
    </style:style>
    <style:style style:name="P15" style:family="paragraph" style:parent-style-name="Text_20_body">
      <style:text-properties officeooo:rsid="00120d16" officeooo:paragraph-rsid="0013ad57"/>
    </style:style>
    <style:style style:name="P16" style:family="paragraph" style:parent-style-name="Text_20_body">
      <style:text-properties officeooo:rsid="0013ad57" officeooo:paragraph-rsid="0013ad57"/>
    </style:style>
    <style:style style:name="P17" style:family="paragraph" style:parent-style-name="Text_20_body">
      <style:text-properties officeooo:rsid="00175ba0" officeooo:paragraph-rsid="00175ba0"/>
    </style:style>
    <style:style style:name="P18" style:family="paragraph" style:parent-style-name="Text_20_body">
      <style:text-properties officeooo:rsid="00187248" officeooo:paragraph-rsid="00187248"/>
    </style:style>
    <style:style style:name="P19" style:family="paragraph" style:parent-style-name="Text_20_body">
      <style:text-properties officeooo:rsid="0018d294" officeooo:paragraph-rsid="0018d294"/>
    </style:style>
    <style:style style:name="P20" style:family="paragraph" style:parent-style-name="Text_20_body">
      <style:text-properties officeooo:paragraph-rsid="001bb292"/>
    </style:style>
    <style:style style:name="P21" style:family="paragraph" style:parent-style-name="Text_20_body">
      <style:paragraph-properties fo:text-align="center" style:justify-single-word="false"/>
      <style:text-properties officeooo:rsid="00042183" officeooo:paragraph-rsid="001f41fa"/>
    </style:style>
    <style:style style:name="P22" style:family="paragraph" style:parent-style-name="Text_20_body">
      <style:text-properties officeooo:rsid="0005a0f7" officeooo:paragraph-rsid="001f41fa"/>
    </style:style>
    <style:style style:name="P23" style:family="paragraph" style:parent-style-name="Text_20_body">
      <style:text-properties officeooo:rsid="001f9009" officeooo:paragraph-rsid="001f9009"/>
    </style:style>
    <style:style style:name="P24" style:family="paragraph" style:parent-style-name="Text_20_body">
      <style:text-properties officeooo:rsid="0020831c" officeooo:paragraph-rsid="0020831c"/>
    </style:style>
    <style:style style:name="P25" style:family="paragraph" style:parent-style-name="Text_20_body">
      <style:text-properties officeooo:rsid="0022b394" officeooo:paragraph-rsid="0022b394"/>
    </style:style>
    <style:style style:name="P26" style:family="paragraph" style:parent-style-name="Text_20_body">
      <style:text-properties officeooo:rsid="00255aba" officeooo:paragraph-rsid="00255aba"/>
    </style:style>
    <style:style style:name="P27" style:family="paragraph" style:parent-style-name="Text_20_body">
      <style:text-properties officeooo:rsid="0029577a" officeooo:paragraph-rsid="0029577a"/>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itle">
      <style:text-properties style:use-window-font-color="true" officeooo:paragraph-rsid="001f41fa"/>
    </style:style>
    <style:style style:name="P30" style:family="paragraph" style:parent-style-name="Title">
      <style:text-properties officeooo:rsid="001f41fa" officeooo:paragraph-rsid="001f41fa"/>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1">
      <style:text-properties officeooo:rsid="000bb2ab" officeooo:paragraph-rsid="000bb2ab"/>
    </style:style>
    <style:style style:name="P35" style:family="paragraph" style:parent-style-name="Text_20_body" style:list-style-name="L2">
      <style:text-properties officeooo:rsid="000a8aef" officeooo:paragraph-rsid="000a8aef"/>
    </style:style>
    <style:style style:name="P36" style:family="paragraph" style:parent-style-name="Text_20_body" style:list-style-name="L2">
      <style:text-properties officeooo:rsid="000a8aef" officeooo:paragraph-rsid="00106787"/>
    </style:style>
    <style:style style:name="P37" style:family="paragraph" style:parent-style-name="Text_20_body" style:list-style-name="L3">
      <style:text-properties officeooo:rsid="00120d16" officeooo:paragraph-rsid="0013ad57"/>
    </style:style>
    <style:style style:name="P38" style:family="paragraph" style:parent-style-name="Text_20_body" style:list-style-name="L4">
      <style:text-properties officeooo:rsid="00285851" officeooo:paragraph-rsid="0022b394"/>
    </style:style>
    <style:style style:name="P39" style:family="paragraph" style:parent-style-name="Text_20_body" style:list-style-name="L4">
      <style:text-properties officeooo:rsid="0022b394" officeooo:paragraph-rsid="0022b394"/>
    </style:style>
    <style:style style:name="P40" style:family="paragraph" style:parent-style-name="Text_20_body" style:list-style-name="L4">
      <style:text-properties officeooo:rsid="00255aba" officeooo:paragraph-rsid="00255aba"/>
    </style:style>
    <style:style style:name="P41" style:family="paragraph" style:parent-style-name="Text_20_body">
      <style:text-properties officeooo:rsid="00187248" officeooo:paragraph-rsid="002c0259"/>
    </style:style>
    <style:style style:name="P42" style:family="paragraph" style:parent-style-name="Text_20_body">
      <style:text-properties officeooo:rsid="0020831c" officeooo:paragraph-rsid="0020831c"/>
    </style:style>
    <style:style style:name="P43" style:family="paragraph" style:parent-style-name="Text_20_body">
      <style:text-properties officeooo:rsid="002c0259" officeooo:paragraph-rsid="002c0259"/>
    </style:style>
    <style:style style:name="P44" style:family="paragraph" style:parent-style-name="Heading_20_1">
      <style:text-properties officeooo:rsid="0009d8a6" officeooo:paragraph-rsid="0009d8a6"/>
    </style:style>
    <style:style style:name="P45" style:family="paragraph" style:parent-style-name="Heading_20_1">
      <style:text-properties officeooo:rsid="00147bf7" officeooo:paragraph-rsid="00147bf7"/>
    </style:style>
    <style:style style:name="P46" style:family="paragraph" style:parent-style-name="Heading_20_1">
      <style:paragraph-properties fo:margin-left="0cm" fo:margin-right="0cm" fo:text-indent="-0.762cm" style:auto-text-indent="false" fo:break-before="page"/>
      <style:text-properties officeooo:paragraph-rsid="001f41fa"/>
    </style:style>
    <style:style style:name="P47" style:family="paragraph" style:parent-style-name="Heading_20_2">
      <style:text-properties officeooo:rsid="0009d8a6" officeooo:paragraph-rsid="0009d8a6"/>
    </style:style>
    <style:style style:name="P48" style:family="paragraph" style:parent-style-name="Heading_20_2">
      <style:text-properties officeooo:rsid="000a6a31" officeooo:paragraph-rsid="000a6a31"/>
    </style:style>
    <style:style style:name="P49" style:family="paragraph" style:parent-style-name="Heading_20_3">
      <style:text-properties officeooo:rsid="000a6a31" officeooo:paragraph-rsid="000a6a31"/>
    </style:style>
    <style:style style:name="P50" style:family="paragraph" style:parent-style-name="Heading_20_3">
      <style:text-properties officeooo:rsid="000a8aef" officeooo:paragraph-rsid="000a8aef"/>
    </style:style>
    <style:style style:name="P51" style:family="paragraph" style:parent-style-name="Heading_20_3">
      <style:text-properties officeooo:rsid="000bb2ab" officeooo:paragraph-rsid="000bb2ab"/>
    </style:style>
    <style:style style:name="P52" style:family="paragraph" style:parent-style-name="Heading_20_3">
      <style:text-properties officeooo:rsid="000bb2ab" officeooo:paragraph-rsid="000dba1a"/>
    </style:style>
    <style:style style:name="P53" style:family="paragraph" style:parent-style-name="Heading_20_3">
      <style:text-properties officeooo:rsid="00187248" officeooo:paragraph-rsid="00187248"/>
    </style:style>
    <style:style style:name="P54" style:family="paragraph" style:parent-style-name="Heading_20_3">
      <style:text-properties officeooo:rsid="00187248" officeooo:paragraph-rsid="002c0259"/>
    </style:style>
    <style:style style:name="P55" style:family="paragraph" style:parent-style-name="Table_20_Contents">
      <style:text-properties officeooo:rsid="002c0259" officeooo:paragraph-rsid="002c0259"/>
    </style:style>
    <style:style style:name="P56" style:family="paragraph" style:parent-style-name="Heading_20_4">
      <style:text-properties officeooo:rsid="0022bc02" officeooo:paragraph-rsid="0022bc02"/>
    </style:style>
    <style:style style:name="P57" style:family="paragraph" style:parent-style-name="Heading_20_4">
      <style:text-properties officeooo:rsid="002b299c" officeooo:paragraph-rsid="002b299c"/>
    </style:style>
    <style:style style:name="P58" style:family="paragraph" style:parent-style-name="Heading_20_4">
      <style:text-properties officeooo:paragraph-rsid="002c0259"/>
    </style:style>
    <style:style style:name="T1" style:family="text">
      <style:text-properties officeooo:rsid="001f41fa"/>
    </style:style>
    <style:style style:name="T2" style:family="text">
      <style:text-properties officeooo:rsid="000a6a31"/>
    </style:style>
    <style:style style:name="T3" style:family="text">
      <style:text-properties officeooo:rsid="000bb2ab"/>
    </style:style>
    <style:style style:name="T4" style:family="text">
      <style:text-properties officeooo:rsid="000bfba9"/>
    </style:style>
    <style:style style:name="T5" style:family="text">
      <style:text-properties officeooo:rsid="00106787"/>
    </style:style>
    <style:style style:name="T6" style:family="text">
      <style:text-properties officeooo:rsid="0013ad57"/>
    </style:style>
    <style:style style:name="T7" style:family="text">
      <style:text-properties officeooo:rsid="00141d1e"/>
    </style:style>
    <style:style style:name="T8" style:family="text">
      <style:text-properties officeooo:rsid="00146285"/>
    </style:style>
    <style:style style:name="T9" style:family="text">
      <style:text-properties officeooo:rsid="00187248"/>
    </style:style>
    <style:style style:name="T10" style:family="text">
      <style:text-properties officeooo:rsid="001bb292"/>
    </style:style>
    <style:style style:name="T11" style:family="text">
      <style:text-properties officeooo:rsid="001f9009"/>
    </style:style>
    <style:style style:name="T12" style:family="text">
      <style:text-properties officeooo:rsid="0022b394"/>
    </style:style>
    <style:style style:name="T13" style:family="text">
      <style:text-properties officeooo:rsid="00237631"/>
    </style:style>
    <style:style style:name="T14" style:family="text">
      <style:text-properties officeooo:rsid="00268421"/>
    </style:style>
    <style:style style:name="T15" style:family="text">
      <style:text-properties officeooo:rsid="002c025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draw:frame draw:style-name="fr2" draw:name="Bild 2" text:anchor-type="as-char" svg:width="9.195cm" svg:height="6.255cm" draw:z-index="7"><draw:image xlink:href="Pictures/100000000000011C000000AD5C6AB3EA.png" xlink:type="simple" xlink:show="embed" xlink:actuate="onLoad"/><svg:desc>C:\Users\Zurbi\Desktop\logo.png</svg:desc></draw:frame></text:p>
      <text:p text:style-name="P7"/>
      <text:p text:style-name="P7"/>
      <text:p text:style-name="P7"/>
      <text:p text:style-name="P7"/>
      <text:p text:style-name="P29">SVM Schüler Verwaltung Metzenthin</text:p>
      <text:p text:style-name="P21"/>
      <text:p text:style-name="P30">Iterationsassessment</text:p>
      <text:p text:style-name="P21"/>
      <text:p text:style-name="P21"/>
      <text:p text:style-name="P21">Martin Schraner</text:p>
      <text:p text:style-name="P21">Hans Stamm</text:p>
      <text:h text:style-name="P46" text:outline-level="1" text:is-list-header="true"><text:bookmark-start text:name="__RefHeading__1639_1351969843"/>Änderungsgeschichte<text:bookmark-end text:name="__RefHeading__1639_1351969843"/></text:h>
      <text:p text:style-name="P22"><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55">18.06.2015</text:p>
          </table:table-cell>
          <table:table-cell table:style-name="Tabelle1.A2" office:value-type="string">
            <text:p text:style-name="P55">0.11</text:p>
          </table:table-cell>
          <table:table-cell table:style-name="Tabelle1.A2" office:value-type="string">
            <text:p text:style-name="P55">Sprint 1 beenden und Sprint 2 initial</text:p>
          </table:table-cell>
          <table:table-cell table:style-name="Tabelle1.D2" office:value-type="string">
            <text:p text:style-name="P55">Hans Stamm/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8"><text:a xlink:type="simple" xlink:href="#__RefHeading__1639_1351969843" text:style-name="Index_20_Link" text:visited-style-name="Index_20_Link"><text:s/>Änderungsgeschichte<text:tab/>2</text:a></text:p>
          <text:p text:style-name="P28"><text:a xlink:type="simple" xlink:href="#__RefHeading__412_947305561" text:style-name="Index_20_Link" text:visited-style-name="Index_20_Link">1 Einführung<text:tab/>2</text:a></text:p>
          <text:p text:style-name="P31"><text:a xlink:type="simple" xlink:href="#__RefHeading__364_1207182159" text:style-name="Index_20_Link" text:visited-style-name="Index_20_Link">1.1 Zweck<text:tab/>2</text:a></text:p>
          <text:p text:style-name="P31"><text:a xlink:type="simple" xlink:href="#__RefHeading__366_1207182159" text:style-name="Index_20_Link" text:visited-style-name="Index_20_Link">1.2 Referenzen<text:tab/>2</text:a></text:p>
          <text:p text:style-name="P28"><text:a xlink:type="simple" xlink:href="#__RefHeading__368_1207182159" text:style-name="Index_20_Link" text:visited-style-name="Index_20_Link">2 Phasen<text:tab/>3</text:a></text:p>
          <text:p text:style-name="P31"><text:a xlink:type="simple" xlink:href="#__RefHeading__370_1207182159" text:style-name="Index_20_Link" text:visited-style-name="Index_20_Link">2.1 Initialisierung<text:tab/>3</text:a></text:p>
          <text:p text:style-name="P32"><text:a xlink:type="simple" xlink:href="#__RefHeading__372_1207182159" text:style-name="Index_20_Link" text:visited-style-name="Index_20_Link">2.1.1 Meilensteine<text:tab/>3</text:a></text:p>
          <text:p text:style-name="P32"><text:a xlink:type="simple" xlink:href="#__RefHeading__374_1207182159" text:style-name="Index_20_Link" text:visited-style-name="Index_20_Link">2.1.2 Aktivitäten<text:tab/>3</text:a></text:p>
          <text:p text:style-name="P32"><text:a xlink:type="simple" xlink:href="#__RefHeading__376_1207182159" text:style-name="Index_20_Link" text:visited-style-name="Index_20_Link">2.1.3 Schlussfolgerung<text:tab/>3</text:a></text:p>
          <text:p text:style-name="P31"><text:a xlink:type="simple" xlink:href="#__RefHeading__378_1207182159" text:style-name="Index_20_Link" text:visited-style-name="Index_20_Link">2.2 Spezifikation<text:tab/>4</text:a></text:p>
          <text:p text:style-name="P32"><text:a xlink:type="simple" xlink:href="#__RefHeading__380_1207182159" text:style-name="Index_20_Link" text:visited-style-name="Index_20_Link">2.2.1 Meilensteine<text:tab/>4</text:a></text:p>
          <text:p text:style-name="P32"><text:a xlink:type="simple" xlink:href="#__RefHeading__382_1207182159" text:style-name="Index_20_Link" text:visited-style-name="Index_20_Link">2.2.2 Aktivitäten<text:tab/>4</text:a></text:p>
          <text:p text:style-name="P32"><text:a xlink:type="simple" xlink:href="#__RefHeading__384_1207182159" text:style-name="Index_20_Link" text:visited-style-name="Index_20_Link">2.2.3 Schlussfolgerung<text:tab/>4</text:a></text:p>
          <text:p text:style-name="P31"><text:a xlink:type="simple" xlink:href="#__RefHeading__482_1207182159" text:style-name="Index_20_Link" text:visited-style-name="Index_20_Link">2.3 Realisierung<text:tab/>5</text:a></text:p>
          <text:p text:style-name="P32"><text:a xlink:type="simple" xlink:href="#__RefHeading__484_1207182159" text:style-name="Index_20_Link" text:visited-style-name="Index_20_Link">2.3.1 Sprint 1<text:tab/>5</text:a></text:p>
        </text:index-body>
      </text:table-of-content>
      <text:p text:style-name="P9"/>
      <text:h text:style-name="P44" text:outline-level="1"><text:bookmark-start text:name="__RefHeading__412_947305561"/>Einführung<text:bookmark-end text:name="__RefHeading__412_947305561"/></text:h>
      <text:h text:style-name="P47" text:outline-level="2"><text:bookmark-start text:name="__RefHeading__364_1207182159"/>Zweck<text:bookmark-end text:name="__RefHeading__364_1207182159"/></text:h>
      <text:p text:style-name="P10">Dieses Dokument dient zur Analyse der Ergebnisse der Phasen des Projekts.</text:p>
      <text:h text:style-name="P47" text:outline-level="2"><text:bookmark-start text:name="__RefHeading__366_1207182159"/><text:soft-page-break/>Referenzen<text:bookmark-end text:name="__RefHeading__366_1207182159"/></text:h>
      <text:p text:style-name="Text_20_body">Nachfolgend werden die Dokumente aufgeführt, welche von diesem Dokument referenziert werden. </text:p>
      <text:list xml:id="list5795539521276023145" text:style-name="L1">
        <text:list-item>
          <text:p text:style-name="P33"><text:span text:style-name="T2">SVM_</text:span>Projektplan.pdf (Planung aller Phasen und Meilensteine)</text:p>
        </text:list-item>
        <text:list-item>
          <text:p text:style-name="P34">SVM_Anforderungsspezifikation.pdf</text:p>
        </text:list-item>
      </text:list>
      <text:p text:style-name="P10">Weitere Details zu den einzelnen Aktivitäten sind in Redmine <text:span text:style-name="T5">erfasst und</text:span> unter folgender URL <text:span text:style-name="T5">einsehbar</text:span>: </text:p>
      <text:p text:style-name="P10"><text:a xlink:type="simple" xlink:href="https://sinv-56059.edu.hsr.ch/redmine">http://sinv-56059.edu.hsr.ch/redmine</text:a></text:p>
      <text:h text:style-name="P45" text:outline-level="1"><text:bookmark-start text:name="__RefHeading__368_1207182159"/>Phasen<text:bookmark-end text:name="__RefHeading__368_1207182159"/></text:h>
      <text:h text:style-name="P47" text:outline-level="2"><text:bookmark-start text:name="__RefHeading__370_1207182159"/>Initialisierung<text:bookmark-end text:name="__RefHeading__370_1207182159"/></text:h>
      <text:h text:style-name="P49" text:outline-level="3"><text:bookmark-start text:name="__RefHeading__372_1207182159"/>Meilensteine<text:bookmark-end text:name="__RefHeading__372_1207182159"/></text:h>
      <text:p text:style-name="P10">Folgende Meilensteine wurden in dieser Phase erreicht:</text:p>
      <text:list xml:id="list2920201509185311122" text:style-name="L2">
        <text:list-item>
          <text:p text:style-name="P35">Initialisierungs-Ende/Abgabe Review (26.04.2015)</text:p>
        </text:list-item>
      </text:list>
      <text:h text:style-name="P50" text:outline-level="3"><text:bookmark-start text:name="__RefHeading__374_1207182159"/>Aktivitäten<text:bookmark-end text:name="__RefHeading__374_1207182159"/></text:h>
      <text:p text:style-name="P10">Die Erstellung des Projektplans wurde mit der Abgabe zum Review am 26.04.2015 abgeschlossen.</text:p>
      <text:p text:style-name="P10">Mit der Erstellung des Projektplans wurden Schätzungen, <text:span text:style-name="T6">die </text:span>Planung der Iterationen <text:span text:style-name="T6">und eine Risikoanalyse</text:span> <text:span text:style-name="T3">durchgeführt</text:span> und festgehalten. <text:span text:style-name="T3">Grundlage für die Schätzungen und die Planung war die Grobanalyse. Die Resultate wurden im Dokument Anforderungsspezifikation festgehalten.</text:span></text:p>
      <text:p text:style-name="P10">Ebenfalls in diese Phase fiel die Vorbereitung auf den Review Abend <text:span text:style-name="T3">vom 07.05.2015</text:span>.</text:p>
      <text:h text:style-name="P51" text:outline-level="3"><text:bookmark-start text:name="__RefHeading__376_1207182159"/>Schlussfolgerung<text:bookmark-end text:name="__RefHeading__376_1207182159"/></text:h>
      <text:p text:style-name="P12">Der Meilenstein vom 26.04.2015 wurde <text:span text:style-name="T7">gemäss den im Projektplan definierten Abnahmekriterien erreicht. Die erforderlichen Artefakte sind vorhanden.</text:span></text:p>
      <text:p text:style-name="P12">Das Dokument Anforderungsspezifikation wird in der<text:span text:style-name="T4">-Phase</text:span> <text:span text:style-name="T4">Spezifikation </text:span>weiter verfeinert.</text:p>
      <text:p text:style-name="P15">Aufgrund der Risikoanalyse wurden für die nächste Phase Massnahmen definiert, um die Risiken zu minimieren. Es sind dies:</text:p>
      <text:list xml:id="list7244970902318826425" text:style-name="L3">
        <text:list-item>
          <text:p text:style-name="P37">Prototyp „technische Infrastruktur“</text:p>
        </text:list-item>
        <text:list-item>
          <text:p text:style-name="P37">„Durchstichs“-Prototyp</text:p>
        </text:list-item>
        <text:list-item>
          <text:p text:style-name="P37"><text:soft-page-break/>Wireframes/GUI-Prototyp</text:p>
        </text:list-item>
      </text:list>
      <text:p text:style-name="P16">Details zu den Prototypen sind im Dokument <text:span text:style-name="T7">Projektplan</text:span> festgehalten.</text:p>
      <text:h text:style-name="P48" text:outline-level="2"><text:bookmark-start text:name="__RefHeading__378_1207182159"/>Spezifikation<text:bookmark-end text:name="__RefHeading__378_1207182159"/></text:h>
      <text:h text:style-name="P49" text:outline-level="3"><text:bookmark-start text:name="__RefHeading__380_1207182159"/>Meilensteine<text:bookmark-end text:name="__RefHeading__380_1207182159"/></text:h>
      <text:p text:style-name="P11">Folgende Meilensteine wurden in dieser Phase erreicht:</text:p>
      <text:list xml:id="list220713754144127" text:continue-list="list2920201509185311122" text:style-name="L2">
        <text:list-item>
          <text:p text:style-name="P36"><text:span text:style-name="T5">Spezifikations</text:span>-Ende (2<text:span text:style-name="T5">4</text:span>.0<text:span text:style-name="T5">5</text:span>.2015)</text:p>
        </text:list-item>
      </text:list>
      <text:h text:style-name="P50" text:outline-level="3"><text:bookmark-start text:name="__RefHeading__382_1207182159"/>Aktivitäten<text:bookmark-end text:name="__RefHeading__382_1207182159"/></text:h>
      <text:p text:style-name="P14">Die Anforderungsspezifikation wurde weiter verfeinert.</text:p>
      <text:p text:style-name="P14">Der Review Abend vom 07.05.2015 wurde durchgeführt. Die Ergebnisse werden bis zum 07.06.2015 in die Dokumente eingearbeitet.</text:p>
      <text:p text:style-name="Text_20_body"><text:span text:style-name="T8">Die geplanten Prototypen </text:span>Prototyp „technische Infrastruktur“, „Durchstichs“-Prototyp <text:span text:style-name="T8">und </text:span>Wireframes/GUI-Prototyp <text:span text:style-name="T8">wurden umgesetzt.</text:span></text:p>
      <text:p text:style-name="P20">Prototyp „technische Infrastruktur“: <text:span text:style-name="T10">Auf der NAS-Box vor Ort im Theater wurde eine Test-Datenbank eingerichtet. Mit einem einfachen Test-Programm (Swing GUI, JDBC) wurde auf diese Datenbank zugegriffen.</text:span></text:p>
      <text:p text:style-name="P20">„Durchstichs“-Prototyp: <text:span text:style-name="T10">Wir haben entschieden, dass wir anstelle eines Wegwerf-Prototypen gleich 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0">Wireframes/GUI-Prototyp: <text:span text:style-name="T10">Die Entwürfe und Umsetzungen des GUI „Schüler erfassen“ wurden laufend mit der Benutzer-Vertreterin besprochen und abgestimmt.</text:span></text:p>
      <text:h text:style-name="P52" text:outline-level="3"><text:bookmark-start text:name="__RefHeading__384_1207182159"/>Schlussfolgerung<text:bookmark-end text:name="__RefHeading__384_1207182159"/></text:h>
      <text:p text:style-name="P13">Der Meilenstein vom 2<text:span text:style-name="T8">4</text:span>.0<text:span text:style-name="T8">5</text:span>.2015 wurde <text:span text:style-name="T7">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7">Aufgrund der erfolgreichen Umsetzung der Prototypen wurden keine weiteren Massnahmen zur Risiko-Minimierung geplant. Die Wireframes/GUI-Prototypen werden während der <text:soft-page-break/>Realisierungsphase laufend erstellt und mit den <text:span text:style-name="T9">betroffenen </text:span>Stakeholdern besprochen.</text:p>
      <text:h text:style-name="Heading_20_2" text:outline-level="2"><text:bookmark-start text:name="__RefHeading__482_1207182159"/>Realisierung<text:bookmark-end text:name="__RefHeading__482_1207182159"/></text:h>
      <text:p text:style-name="P18">Die Phase Realisierung wird mit der agilen Vorgehensweise Scrum durchgeführt. Es sind drei dreiwöchige Sprints und ein zweiwöchiger Sprint geplant.</text:p>
      <text:p text:style-name="P19">Der Product Backlog und die Sprint Backlogs werden mit der Internet-Applikation „Trello“ verwaltet.</text:p>
      <text:h text:style-name="P53" text:outline-level="3"><text:bookmark-start text:name="__RefHeading__484_1207182159"/>Sprint 1<text:bookmark-end text:name="__RefHeading__484_1207182159"/></text:h>
      <text:p text:style-name="P18">Dauer:</text:p>
      <text:p text:style-name="P18">28.05. bis 1<text:span text:style-name="T11">7</text:span>.06.2015</text:p>
      <text:h text:style-name="Heading_20_4" text:outline-level="4">Sprintziel</text:h>
      <text:p text:style-name="P18">Umsetzung des Use Case „Schüler erfassen“. Ein Schüler soll erfasst und unter Einhaltung der Konsistenz-Bedingungen gespeichert werden können. Auf <text:span text:style-name="T11">tief gehende Validierung</text:span>, wie z.B. <text:span text:style-name="T11">Formatierung von Telefonnummern wird vorerst verzichtet</text:span>.</text:p>
      <text:h text:style-name="P56" text:outline-level="4">Sprint <text:span text:style-name="T13">R</text:span>eview</text:h>
      <text:p text:style-name="P27">Der Use Case „Schüler erfassen“ wurde heute einem Stakeholder-Vertreter demonstriert. Das Feedback war positiv.</text:p>
      <text:h text:style-name="Heading_20_4" text:outline-level="4">Retrospektive</text:h>
      <text:p text:style-name="P23">Nach anfänglichen Bedenken konnten wir alle geplanten Items umsetzen. Es blieb sogar Zeit für zusätzliche Tasks.</text:p>
      <text:p text:style-name="P23">Es hat sich einmal mehr gezeigt, dass die gemeinsamen Arbeitstage am Donnerstag sehr wichtig sind. So können wir die bereits erledigten Tasks besprechen, angefallene Probleme diskutieren und das weitere Vorgehen absprechen.</text:p>
      <text:p text:style-name="P24">Das Product Backlog Refined enthielt nicht alle Tasks. Während der Erledigung von Tasks kamen immer wieder neue nicht erfasste Tasks zum Vorschein, die wir im Nachhinein erfasst und nach Absprache in den Sprint aufgenommen haben. <text:span text:style-name="T12">Andererseits liegt es in der Natur der Sache, dass am Anfang nicht alles im Detail planbar ist.</text:span></text:p>
      <text:p text:style-name="P25">Wir haben die Verwaltung der Tasks in Trello nicht immer aktuell gehalten und teilweise erst nachträglich aufdatiert.</text:p>
      <text:p text:style-name="P26">Die Funktionalität neu implementierter Features wurde während der Implementierung getestet, aber <text:soft-page-break/>nicht dokumentiert.</text:p>
      <text:h text:style-name="Heading_20_4" text:outline-level="4">Massnahmen</text:h>
      <text:list xml:id="list7612762015979194109" text:style-name="L4">
        <text:list-item>
          <text:p text:style-name="P38">Detailliertere Planung des Product Backlog Refined Boards</text:p>
        </text:list-item>
        <text:list-item>
          <text:p text:style-name="P39">Tasks in Trello konsequent aktuell halten</text:p>
        </text:list-item>
        <text:list-item>
          <text:p text:style-name="P40"><text:span text:style-name="T14">Testfälle laufend erarbeiten und d</text:span>ie durchgeführten Testfälle dokumentieren</text:p>
        </text:list-item>
      </text:list>
      <text:h text:style-name="P57" text:outline-level="4">Sprint Burndown Chart</text:h>
      <text:p text:style-name="P24"><draw:frame draw:style-name="fr3" draw:name="Bild1" text:anchor-type="paragraph" svg:width="14.949cm" svg:height="8.678cm" draw:z-index="8"><draw:image xlink:href="Pictures/100000000000023500000148BDCE8559.png" xlink:type="simple" xlink:show="embed" xlink:actuate="onLoad"/></draw:frame></text:p>
      <text:h text:style-name="P54" text:outline-level="3">Sprint <text:span text:style-name="T15">2</text:span></text:h>
      <text:p text:style-name="P41">Dauer:</text:p>
      <text:p text:style-name="P41"><text:span text:style-name="T15">18</text:span>.0<text:span text:style-name="T15">6</text:span>. bis <text:span text:style-name="T15">01</text:span>.0<text:span text:style-name="T15">7</text:span>.2015</text:p>
      <text:h text:style-name="P58" text:outline-level="4">Sprintziel</text:h>
      <text:p text:style-name="P41">Umsetzung des Use Case „<text:span text:style-name="T15">Schüler bearbeiten</text:span>“ <text:span text:style-name="T15">beginnen</text:span> <text:span text:style-name="T15">mit</text:span> <text:span text:style-name="T15">Schüler-Suchdialog und Schüler-Datenblatt</text:span>. <text:span text:style-name="T15">Es soll nach Schülern nach verschiedenen Kriterien gesucht, die Resultate angezeigt und das Datenblatt eines Schülers angezeigt werden können.</text:span></text:p>
      <text:p text:style-name="P43">Die Anzeige von Fehler im UI „Schüler erfassen“ soll verbessert werden.</text:p>
      <text:p text:style-name="P43">Logging soll implementiert werden und es soll ein Deployment-Paket generiert werden können, <text:soft-page-break/>damit die Applikation anhand einer Installationsanleitung auf einem beliebigen PC installiert und getestet werden kan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1f41f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draw:frame draw:style-name="Mfr1" draw:name="Bild3" text:anchor-type="as-char" svg:width="1.792cm" svg:height="1.094cm" draw:z-index="6"><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7</text:page-number> von <text:page-count>7</text:page-count></text:p>
            </table:table-cell>
          </table:table-row>
        </table:table>
        <text:p text:style-name="MP3"/>
      </style:header>
      <style:footer>
        <text:p text:style-name="MP4">Dokument: <text:file-name text:display="name">SVM_Iterationsassessment</text:file-name><text:tab/>Version: 0.10<text:tab/>Datum: <text:date style:data-style-name="N36" text:date-value="2015-06-14T18:50:04.925545700" text:fixed="true">14.06.2015</text:date></text:p>
        <text:p text:style-name="MP4"><text:tab/><text:span text:style-name="MT1">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6-18T22:07:12.419208708</dc:date>
    <meta:editing-duration>PT1H37M54S</meta:editing-duration>
    <meta:editing-cycles>31</meta:editing-cycles>
    <meta:document-statistic meta:table-count="2" meta:image-count="3" meta:object-count="0" meta:page-count="7" meta:paragraph-count="120" meta:word-count="842" meta:character-count="6559" meta:non-whitespace-character-count="5855"/>
  </office:meta>
</office:document-meta>
</file>